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0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7.6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value-type" style:repeat-content="false" fo:wrap-option="wrap" fo:border="0.018cm solid #00008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ccccff" fo:border="0.018cm solid #000080"/>
    </style:style>
    <style:style style:name="ce3" style:family="table-cell" style:parent-style-name="Default">
      <style:table-cell-properties style:diagonal-bl-tr="none" style:diagonal-tl-br="none" fo:background-color="transparent" fo:border="0.018cm solid #000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ccccff" fo:border="0.018cm solid #00008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0080" style:diagonal-bl-tr="none" style:diagonal-tl-br="none" fo:border="0.018cm solid #00008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18cm solid #00008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18cm solid #000080"/>
      <style:paragraph-properties fo:text-align="center" fo:margin-left="0cm"/>
    </style:style>
    <style:style style:name="ce9" style:family="table-cell" style:parent-style-name="Default" style:data-style-name="N37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10" style:family="table-cell" style:parent-style-name="Default">
      <style:table-cell-properties fo:border="0.018cm solid #00008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5" table:default-cell-style-name="ce2"/>
        <table:table-column table:style-name="co8" table:default-cell-style-name="ce2"/>
        <table:table-column table:style-name="co5" table:number-columns-repeated="3" table:default-cell-style-name="ce11"/>
        <table:table-row table:style-name="ro3">
          <table:table-cell table:style-name="ce1" office:value-type="string">
            <text:p>Nome/Descrição</text:p>
          </table:table-cell>
          <table:table-cell table:style-name="ce5" office:value-type="string">
            <text:p>Prioridade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Sprint</text:p>
          </table:table-cell>
          <table:table-cell table:style-name="ce1" office:value-type="string">
            <text:p>Interação</text:p>
          </table:table-cell>
          <table:table-cell table:style-name="ce1" office:value-type="string">
            <text:p>Repassado Para</text:p>
          </table:table-cell>
          <table:table-cell table:style-name="ce1" office:value-type="string">
            <text:p>Esforço Estimado (Horas)</text:p>
          </table:table-cell>
          <table:table-cell table:style-name="ce1" office:value-type="string">
            <text:p>Material de </text:p>
            <text:p>Referência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>
            <text:p>Documentação interna do código de Catalogação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Revisão e disponibilização do código na FAPESP</text:p>
          </table:table-cell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2" office:value-type="string">
            <text:p>Otimização do código de Catalogaçã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Definir documento de gerencia de configuraçã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k</text:p>
          </table:table-cell>
          <table:table-cell table:style-name="ce8" office:value-type="date" office:date-value="2010-04-13">
            <text:p>13/04/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iz, Ricardo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Implementação dos casos de uso de Busc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aul; Luiz</text:p>
          </table:table-cell>
          <table:table-cell table:number-columns-repeated="5"/>
        </table:table-row>
        <table:table-row table:style-name="ro2">
          <table:table-cell office:value-type="string">
            <text:p>Teste da interface Google Like 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office:value-type="string">
            <text:p>Vanessa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Pesquisa de Requisitos da funcionalidade de acesso e navegação Fi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Protótipo da interface de visualização final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Desenvolvimento da parte estática da interface de visualização fina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Desenvolvimento da parte dinâmica da visualização final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Revisão e Teste da interface Fina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Revisão final das interfaces.</text:p>
          </table:table-cell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Disponibilização do código no site da FAPESP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Modelo de Documentaçã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k</text:p>
          </table:table-cell>
          <table:table-cell table:style-name="ce8" office:value-type="date" office:date-value="2010-04-13">
            <text:p>13/04/10</text:p>
          </table:table-cell>
          <table:table-cell table:style-name="ce7"/>
          <table:table-cell table:style-name="ce7" office:value-type="string">
            <text:p>Ricardo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office:value-type="string">
            <text:p>Diagrama de Deployment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Ok</text:p>
          </table:table-cell>
          <table:table-cell table:style-name="ce8" office:value-type="date" office:date-value="2010-04-13">
            <text:p>13/04/10</text:p>
          </table:table-cell>
          <table:table-cell table:style-name="ce7"/>
          <table:table-cell table:style-name="ce7" office:value-type="string">
            <text:p>Paul + Vanessa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Diagrama de Classes Busc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Paul + Leandro</text:p>
          </table:table-cell>
          <table:table-cell table:number-columns-repeated="5"/>
        </table:table-row>
        <table:table-row table:style-name="ro2">
          <table:table-cell office:value-type="string">
            <text:p>Manual do usuário Final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string">
            <text:p>Ricardo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2" office:value-type="string">
            <text:p>Documentação de Instalação e Manutenção 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2">
          <table:table-cell office:value-type="string">
            <text:p>Avaliação do estado do Portal MV + Detecção de pontos restantes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string">
            <text:p>Todos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4" office:value-type="string">
            <text:p>Implementação de sugestões para o Portal MV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Avaliação externa do Portal MV</text:p>
          </table:table-cell>
          <table:table-cell table:style-name="ce7" office:value-type="float" office:value="5">
            <text:p>5</text:p>
          </table:table-cell>
          <table:table-cell table:style-name="ce7" table:number-columns-repeated="4"/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4" office:value-type="string">
            <text:p>Procedimentos de Treinamentos do sistema Memória Virtua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4">
          <table:table-cell office:value-type="string">
            <text:p>Estudo de possiveis interfaces geoespaciais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4" office:value-type="string">
            <text:p>Estudo de novas tecnologias as quais podemos implementar futurament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4">
          <table:table-cell office:value-type="string">
            <text:p>Engenharia reversa ( Diagrama BD + Planilha Preenchimento + Sistema Atual)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Ok</text:p>
          </table:table-cell>
          <table:table-cell table:style-name="ce8" office:value-type="date" office:date-value="2010-04-13">
            <text:p>13/04/10</text:p>
          </table:table-cell>
          <table:table-cell table:style-name="ce7"/>
          <table:table-cell table:style-name="ce7" office:value-type="string">
            <text:p>Ricardo, Vanessa, Luiz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2">
          <table:table-cell table:style-name="ce4" office:value-type="string">
            <text:p>Diagrama de casos de uso</text:p>
          </table:table-cell>
          <table:table-cell office:value-type="float" office:value="1">
            <text:p>1</text:p>
          </table:table-cell>
          <table:table-cell office:value-type="string">
            <text:p>Finalização</text:p>
          </table:table-cell>
          <table:table-cell table:style-name="ce9" office:value-type="date" office:date-value="2010-04-28">
            <text:p>28/04/10</text:p>
          </table:table-cell>
          <table:table-cell/>
          <table:table-cell office:value-type="string">
            <text:p>Leandro, Paul, Luiz, Vanessa</text:p>
          </table:table-cell>
          <table:table-cell/>
          <table:table-cell office:value-type="string">
            <text:p>Planilha de Preenchimento, Sistema "pronto".</text:p>
          </table:table-cell>
          <table:table-cell table:number-columns-repeated="3"/>
        </table:table-row>
        <table:table-row table:style-name="ro2">
          <table:table-cell office:value-type="string">
            <text:p>Documento de Navegação (Diagrama de Atividades)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8" office:value-type="date" office:date-value="2010-05-05">
            <text:p>05/05/10</text:p>
          </table:table-cell>
          <table:table-cell table:style-name="ce7"/>
          <table:table-cell table:style-name="ce7" office:value-type="string">
            <text:p>Ricardo, Vanessa, Luiz</text:p>
          </table:table-cell>
          <table:table-cell table:style-name="ce10" table:number-columns-repeated="2"/>
          <table:table-cell table:style-name="ce12"/>
          <table:table-cell table:number-columns-repeated="2"/>
        </table:table-row>
        <table:table-row table:style-name="ro4">
          <table:table-cell table:style-name="ce4" office:value-type="string">
            <text:p>Documento de Visã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style-name="ce9" office:value-type="date" office:date-value="2010-04-05">
            <text:p>05/04/10</text:p>
          </table:table-cell>
          <table:table-cell/>
          <table:table-cell office:value-type="string">
            <text:p>Vanessa, Luiz</text:p>
          </table:table-cell>
          <table:table-cell table:number-columns-repeated="5"/>
        </table:table-row>
        <table:table-row table:style-name="ro4">
          <table:table-cell office:value-type="string">
            <text:p>Padronização de Documentaçã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k</text:p>
          </table:table-cell>
          <table:table-cell table:style-name="ce8" office:value-type="date" office:date-value="2010-04-28">
            <text:p>28/04/10</text:p>
          </table:table-cell>
          <table:table-cell table:style-name="ce7"/>
          <table:table-cell table:style-name="ce7" office:value-type="string">
            <text:p>Ricardo</text:p>
          </table:table-cell>
          <table:table-cell table:style-name="ce10" table:number-columns-repeated="2"/>
          <table:table-cell table:style-name="Default" table:number-columns-repeated="3"/>
        </table:table-row>
        <table:table-row table:style-name="ro2">
          <table:table-cell table:style-name="ce4" office:value-type="string">
            <text:p>Modelo de Domínio</text:p>
          </table:table-cell>
          <table:table-cell office:value-type="float" office:value="2">
            <text:p>2</text:p>
          </table:table-cell>
          <table:table-cell office:value-type="string">
            <text:p>Finalização</text:p>
          </table:table-cell>
          <table:table-cell table:style-name="ce9" office:value-type="date" office:date-value="2010-04-28">
            <text:p>28/04/10</text:p>
          </table:table-cell>
          <table:table-cell/>
          <table:table-cell office:value-type="string">
            <text:p>Ricardo, Vanessa, Paul</text:p>
          </table:table-cell>
          <table:table-cell table:number-columns-repeated="2"/>
          <table:table-cell table:style-name="Default"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-$</number:text>
      <number:number number:decimal-places="2" number:min-integer-digits="1" number:grouping="true"/>
      <number:text> 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1:4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</meta:initial-creator>
    <meta:creation-date>2010-04-20T14:02:46.14</meta:creation-date>
    <dc:date>2010-05-05T11:44:27.94</dc:date>
    <dc:creator>Ricardo Reimão</dc:creator>
    <meta:editing-duration>PT01H50M33S</meta:editing-duration>
    <meta:editing-cycles>4</meta:editing-cycles>
    <meta:generator>BrOffice.org/3.2$Win32 OpenOffice.org_project/320m12$Build-9483</meta:generator>
    <meta:document-statistic meta:table-count="3" meta:cell-count="111" meta:object-count="0"/>
  </office:meta>
</office:document-meta>
</file>